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Linux box status&lt;/h4&gt;&lt;pre class="message"&gt;&lt;div class="author"&gt;user&lt;/div&gt;&lt;div&gt;howdy Hal. Linux box running&lt;/div&gt;&lt;/pre&gt;&lt;pre class="message"&gt;&lt;div class="author"&gt;ChatGPT&lt;/div&gt;&lt;div&gt;Howdy! Nice — glad to hear the Linux box is alive. 🐧 <text:s/></text:p>
      <text:p text:style-name="Standard">What distro are you running (Ubuntu, Fedora, Arch, etc.) and what’s the mission for this session — dev environment setup, audio/MIDI work, or something else?&lt;/div&gt;&lt;/pre&gt;&lt;pre class="message"&gt;&lt;div class="author"&gt;user&lt;/div&gt;&lt;div&gt;ubuntu&lt;/div&gt;&lt;/pre&gt;&lt;pre class="message"&gt;&lt;div class="author"&gt;ChatGPT&lt;/div&gt;&lt;div&gt;Perfect — solid choice. 🧱 <text:s/></text:p>
      <text:p text:style-name="Standard"/>
      <text:p text:style-name="Standard">You running desktop Ubuntu (with GNOME) or a headless/server setup? <text:s/></text:p>
      <text:p text:style-name="Standard">And what’s our goal today — wiring it into the Fantom workflow, doing some Astro/TGD dev, or just getting the system tuned up?&lt;/div&gt;&lt;/pre&gt;&lt;pre class="message"&gt;&lt;div class="author"&gt;user&lt;/div&gt;&lt;div&gt;GNOME&lt;/div&gt;&lt;/pre&gt;&lt;pre class="message"&gt;&lt;div class="author"&gt;ChatGPT&lt;/div&gt;&lt;div&gt;Nice — full desktop power then. 👌 <text:s/></text:p>
      <text:p text:style-name="Standard"/>
      <text:p text:style-name="Standard">You’ll have everything you need for both dev and audio work right there. <text:s/></text:p>
      <text:p text:style-name="Standard">Let’s get our bearings before we dive deeper: <text:s/></text:p>
      <text:p text:style-name="Standard"/>
      <text:p text:style-name="Standard">- Are we planning to **connect the Fantom** (USB/MIDI/audio) to this Ubuntu box? <text:s/></text:p>
      <text:p text:style-name="Standard">- Or to **set up the development environment** (Node, Git, Astro, Cloudflare CLI, etc.) for *The God Decision* or *Our8231* projects? <text:s/></text:p>
      <text:p text:style-name="Standard">- Or both? <text:s/></text:p>
      <text:p text:style-name="Standard"/>
      <text:p text:style-name="Standard">That’ll tell me which path to start configuring — audio routing vs. code stack.&lt;/div&gt;&lt;/pre&gt;&lt;pre class="message"&gt;&lt;div class="author"&gt;user&lt;/div&gt;&lt;div&gt;let's connect the fantom. the box booted up with plenty of errors. i sent reports. should i do a clean reboot?&lt;/div&gt;&lt;/pre&gt;&lt;pre class="message"&gt;&lt;div class="author"&gt;ChatGPT&lt;/div&gt;&lt;div&gt;Yeah — that’s the right first move. 👍 <text:s/></text:p>
      <text:p text:style-name="Standard"/>
      <text:p text:style-name="Standard">When Ubuntu boots with a string of system errors (especially after hardware changes like plugging in the Fantom), it can be kernel module timing or USB enumeration noise. Sending reports is good, but for stability before we mess with drivers or ALSA routing, do this sequence: <text:s/></text:p>
      <text:p text:style-name="Standard"/>
      <text:p text:style-name="Standard">### 1. Clean Reboot</text:p>
      <text:p text:style-name="Standard">- Unplug the **Fantom’s USB cable** from the Linux box. <text:s/></text:p>
      <text:p text:style-name="Standard">- Reboot Ubuntu cleanly: <text:s/></text:p>
      <text:p text:style-name="Standard"><text:s text:c="2"/>```bash</text:p>
      <text:p text:style-name="Standard"><text:s text:c="2"/>sudo reboot</text:p>
      <text:p text:style-name="Standard"><text:s text:c="2"/>```</text:p>
      <text:p text:style-name="Standard">- Let the system come up fully before reconnecting anything.</text:p>
      <text:p text:style-name="Standard"/>
      <text:p text:style-name="Standard">### 2. Plug the Fantom Back In</text:p>
      <text:p text:style-name="Standard">After login, connect the USB cable **directly to a rear motherboard port** (not a hub). <text:s/></text:p>
      <text:p text:style-name="Standard">Then check device detection: <text:s/></text:p>
      <text:p text:style-name="Standard">```bash</text:p>
      <text:p text:style-name="Standard">lsusb | grep -i roland</text:p>
      <text:p text:style-name="Standard">```</text:p>
      <text:p text:style-name="Standard">If it shows something like:</text:p>
      <text:p text:style-name="Standard">```</text:p>
      <text:p text:style-name="Standard">Bus 001 Device 005: ID 0582:0229 Roland Corp. FANTOM-8</text:p>
      <text:p text:style-name="Standard"><text:soft-page-break/>```</text:p>
      <text:p text:style-name="Standard">— you’re in business.</text:p>
      <text:p text:style-name="Standard"/>
      <text:p text:style-name="Standard">### 3. Verify Audio &amp;amp; MIDI Recognition</text:p>
      <text:p text:style-name="Standard">Check ALSA devices:</text:p>
      <text:p text:style-name="Standard">```bash</text:p>
      <text:p text:style-name="Standard">aplay -l</text:p>
      <text:p text:style-name="Standard">```</text:p>
      <text:p text:style-name="Standard">and MIDI:</text:p>
      <text:p text:style-name="Standard">```bash</text:p>
      <text:p text:style-name="Standard">aconnect -i -o</text:p>
      <text:p text:style-name="Standard">```</text:p>
      <text:p text:style-name="Standard"/>
      <text:p text:style-name="Standard">If we see the Fantom listed under either `card x: FANTOM` or `client xx: 'FANTOM-8'`, then the kernel recognized it.</text:p>
      <text:p text:style-name="Standard"/>
      <text:p text:style-name="Standard">Once you’re back from the clean reboot, paste me what you get from those three commands — <text:s/></text:p>
      <text:p text:style-name="Standard">`lsusb`, `aplay -l`, and `aconnect -i -o` — and we’ll confirm if Ubuntu’s seeing the Fantom correctly.&lt;/div&gt;&lt;/pre&gt;&lt;pre class="message"&gt;&lt;div class="author"&gt;user&lt;/div&gt;&lt;div&gt;ok, that was cleaner&lt;/div&gt;&lt;/pre&gt;&lt;pre class="message"&gt;&lt;div class="author"&gt;ChatGPT&lt;/div&gt;&lt;div&gt;Excellent — that’s a good sign. ✨ <text:s/></text:p>
      <text:p text:style-name="Standard"/>
      <text:p text:style-name="Standard">Let’s confirm the Fantom’s visible now. With it plugged in via USB, open a terminal and run these three commands: <text:s/></text:p>
      <text:p text:style-name="Standard"/>
      <text:p text:style-name="Standard">```bash</text:p>
      <text:p text:style-name="Standard">lsusb | grep -i roland</text:p>
      <text:p text:style-name="Standard">aplay -l</text:p>
      <text:p text:style-name="Standard">aconnect -i -o</text:p>
      <text:p text:style-name="Standard">```</text:p>
      <text:p text:style-name="Standard"/>
      <text:p text:style-name="Standard">That’ll show if Ubuntu’s seeing the Fantom as a USB audio and/or MIDI device. <text:s/></text:p>
      <text:p text:style-name="Standard">Paste the outputs here (or just describe what you see), and I’ll tell you what’s working and what might still need a driver or tweak.&lt;/div&gt;&lt;/pre&gt;&lt;pre class="message"&gt;&lt;div class="author"&gt;user&lt;/div&gt;&lt;div&gt;well, looks like the box is checking for patches and updates. let's give it a few.&lt;/div&gt;&lt;/pre&gt;&lt;pre class="message"&gt;&lt;div class="author"&gt;ChatGPT&lt;/div&gt;&lt;div&gt;Good call — let it finish. 👍 <text:s/></text:p>
      <text:p text:style-name="Standard"/>
      <text:p text:style-name="Standard">When Ubuntu’s doing its update check (especially right after first boot or error recovery), it can momentarily lock up package management and USB service threads. Letting it settle ensures we don’t fight with `apt` or kernel modules mid-stream. <text:s/></text:p>
      <text:p text:style-name="Standard"/>
      <text:p text:style-name="Standard">Once it’s done churning and the CPU quiets down, we’ll re-run those detection commands. <text:s/></text:p>
      <text:p text:style-name="Standard"/>
      <text:p text:style-name="Standard">You’ll know it’s ready when: <text:s/></text:p>
      <text:p text:style-name="Standard">- The Software Updater icon stops spinning, or <text:s/></text:p>
      <text:p text:style-name="Standard">- `top` or `htop` shows idle CPU (below ~5%), or <text:s/></text:p>
      <text:p text:style-name="Standard">- Disk activity light calms down. <text:s/></text:p>
      <text:p text:style-name="Standard"/>
      <text:p text:style-name="Standard"><text:soft-page-break/>Then we’ll check the Fantom’s handshake with the system.&lt;/div&gt;&lt;/pre&gt;&lt;pre class="message"&gt;&lt;div class="author"&gt;user&lt;/div&gt;&lt;div&gt;ok, looks cool. do what now?&lt;/div&gt;&lt;/pre&gt;&lt;pre class="message"&gt;&lt;div class="author"&gt;ChatGPT&lt;/div&gt;&lt;div&gt;Perfect — sounds like the system’s settled. 🧊 <text:s/></text:p>
      <text:p text:style-name="Standard"/>
      <text:p text:style-name="Standard">Let’s take the next diagnostic step: open a terminal and run these three commands in sequence. They’ll tell us exactly how Ubuntu sees the Fantom.</text:p>
      <text:p text:style-name="Standard"/>
      <text:p text:style-name="Standard">```bash</text:p>
      <text:p text:style-name="Standard">lsusb | grep -i roland</text:p>
      <text:p text:style-name="Standard">aplay -l</text:p>
      <text:p text:style-name="Standard">aconnect -i -o</text:p>
      <text:p text:style-name="Standard">```</text:p>
      <text:p text:style-name="Standard"/>
      <text:p text:style-name="Standard">Here’s what each does: <text:s/></text:p>
      <text:p text:style-name="Standard">- **`lsusb`** → checks if the USB layer sees the Fantom at all. <text:s/></text:p>
      <text:p text:style-name="Standard">- **`aplay -l`** → lists audio playback devices (should show “FANTOM” as a sound card). <text:s/></text:p>
      <text:p text:style-name="Standard">- **`aconnect -i -o`** → shows available MIDI ports (input and output).</text:p>
      <text:p text:style-name="Standard"/>
      <text:p text:style-name="Standard">Paste or summarize the results — if we see “Roland Corp.” or “FANTOM-8” in there, we’ll know the connection’s solid and can move on to configuring ALSA or JACK to route audio and MIDI properly.&lt;/div&gt;&lt;/pre&gt;&lt;pre class="message"&gt;&lt;div class="author"&gt;user&lt;/div&gt;&lt;div&gt;ubuntu wants to update. do that first?&lt;/div&gt;&lt;/pre&gt;&lt;pre class="message"&gt;&lt;div class="author"&gt;ChatGPT&lt;/div&gt;&lt;div&gt;Yes — absolutely. ✅ <text:s/></text:p>
      <text:p text:style-name="Standard"/>
      <text:p text:style-name="Standard">Go ahead and let Ubuntu finish its update cycle *before* we touch the Fantom or any audio configuration. That ensures: <text:s/></text:p>
      <text:p text:style-name="Standard">- the **kernel modules** (especially ALSA and USB audio) are current, <text:s/></text:p>
      <text:p text:style-name="Standard">- **dependencies** like `libasound2`, `udev`, and `pulseaudio/pipewire` are all synced, <text:s/></text:p>
      <text:p text:style-name="Standard">- and you won’t hit version mismatches later when we patch in MIDI or low-latency tools.</text:p>
      <text:p text:style-name="Standard"/>
      <text:p text:style-name="Standard">You can run it from the GUI (“Software Updater”) or via terminal:</text:p>
      <text:p text:style-name="Standard"/>
      <text:p text:style-name="Standard">```bash</text:p>
      <text:p text:style-name="Standard">sudo apt update &amp;amp;&amp;amp; sudo apt upgrade -y</text:p>
      <text:p text:style-name="Standard">```</text:p>
      <text:p text:style-name="Standard"/>
      <text:p text:style-name="Standard">After it completes, do one more clean reboot:</text:p>
      <text:p text:style-name="Standard"/>
      <text:p text:style-name="Standard">```bash</text:p>
      <text:p text:style-name="Standard">sudo reboot</text:p>
      <text:p text:style-name="Standard">```</text:p>
      <text:p text:style-name="Standard"/>
      <text:p text:style-name="Standard">Then plug the Fantom back in and we’ll check detection again with `lsusb`, `aplay -l`, and `aconnect -i -o`.</text:p>
      <text:p text:style-name="Standard"/>
      <text:p text:style-name="Standard">Once that’s done, we can confirm if you’re running **PipeWire** (default in newer Ubuntu) or **PulseAudio**, because that’ll shape how we route the Fantom’s ins/outs.&lt;/div&gt;&lt;/pre&gt;&lt;pre class="message"&gt;&lt;div class="author"&gt;user&lt;/div&gt;&lt;div&gt;been a while since i fired up the <text:soft-page-break/>box&lt;/div&gt;&lt;/pre&gt;&lt;pre class="message"&gt;&lt;div class="author"&gt;ChatGPT&lt;/div&gt;&lt;div&gt;Yeah, that explains it — Ubuntu’s probably catching up on a big backlog of updates, maybe even a kernel bump or two. 🧩 <text:s/></text:p>
      <text:p text:style-name="Standard"/>
      <text:p text:style-name="Standard">Let it take its time and finish the full cycle. You might see messages like: <text:s/></text:p>
      <text:p text:style-name="Standard">```</text:p>
      <text:p text:style-name="Standard">Updating linux-image-6.8.0-xx-generic</text:p>
      <text:p text:style-name="Standard">Setting up pipewire ...</text:p>
      <text:p text:style-name="Standard">Rebuilding initramfs ...</text:p>
      <text:p text:style-name="Standard">```</text:p>
      <text:p text:style-name="Standard">All normal. <text:s/></text:p>
      <text:p text:style-name="Standard"/>
      <text:p text:style-name="Standard">Once it’s done and reboots cleanly, we’ll have a stable base. Then we can: <text:s/></text:p>
      <text:p text:style-name="Standard"/>
      <text:p text:style-name="Standard">1. Verify that the **Roland Fantom** is recognized (USB audio + MIDI). <text:s/></text:p>
      <text:p text:style-name="Standard">2. Choose your **audio layer** — PipeWire (default), or JACK if you want ultra-low latency later. <text:s/></text:p>
      <text:p text:style-name="Standard">3. Test a simple MIDI event or sound routing to confirm signal flow. <text:s/></text:p>
      <text:p text:style-name="Standard"/>
      <text:p text:style-name="Standard">You’ll have a much smoother time doing all that once the system’s fully current. <text:s/></text:p>
      <text:p text:style-name="Standard"/>
      <text:p text:style-name="Standard">Ping me when it finishes updating and you’re back at the desktop — we’ll start from detection again.&lt;/div&gt;&lt;/pre&gt;&lt;pre class="message"&gt;&lt;div class="author"&gt;user&lt;/div&gt;&lt;div&gt;says waiting for cache lock, could not get cache lock /var/lib/dpkg/lock-frontend&lt;/div&gt;&lt;/pre&gt;&lt;pre class="message"&gt;&lt;div class="author"&gt;ChatGPT&lt;/div&gt;&lt;div&gt;Yep — that’s totally normal when **Software Updater** or **apt** is already running in the background. 🧠 <text:s/></text:p>
      <text:p text:style-name="Standard"/>
      <text:p text:style-name="Standard">Ubuntu only allows one package process at a time. So when you see: <text:s/></text:p>
      <text:p text:style-name="Standard">```</text:p>
      <text:p text:style-name="Standard">E: Could not get lock /var/lib/dpkg/lock-frontend. It is held by process xxxx</text:p>
      <text:p text:style-name="Standard">```</text:p>
      <text:p text:style-name="Standard">it means another process (usually “Software Updater,” “apt-daily,” or “unattended-upgrade”) is working. <text:s/></text:p>
      <text:p text:style-name="Standard"/>
      <text:p text:style-name="Standard">### Here’s what to do:</text:p>
      <text:p text:style-name="Standard">1. **Wait a few minutes.** <text:s/></text:p>
      <text:p text:style-name="Standard"><text:s text:c="3"/>If you just booted and the updater popped up, it usually finishes on its own within 5–10 minutes.</text:p>
      <text:p text:style-name="Standard"/>
      <text:p text:style-name="Standard">2. **Check who’s holding the lock:**</text:p>
      <text:p text:style-name="Standard"><text:s text:c="3"/>```bash</text:p>
      <text:p text:style-name="Standard"><text:s text:c="3"/>ps aux | grep apt</text:p>
      <text:p text:style-name="Standard"><text:s text:c="3"/>```</text:p>
      <text:p text:style-name="Standard"><text:s text:c="3"/>If you see something like `apt.systemd.daily` or `unattended-upgrade`, just let it finish.</text:p>
      <text:p text:style-name="Standard"/>
      <text:p text:style-name="Standard">3. **If it’s truly stuck** (say, it’s been &amp;gt;20 minutes and CPU idle): <text:s/></text:p>
      <text:p text:style-name="Standard"><text:s text:c="3"/>- First, stop any visible “Software Updater” windows. <text:s/></text:p>
      <text:p text:style-name="Standard"><text:s text:c="3"/>- Then safely remove the lock:</text:p>
      <text:p text:style-name="Standard"><text:s text:c="5"/>```bash</text:p>
      <text:p text:style-name="Standard"><text:s text:c="5"/>sudo rm /var/lib/dpkg/lock-frontend</text:p>
      <text:p text:style-name="Standard"><text:s text:c="5"/>sudo rm /var/cache/apt/archives/lock</text:p>
      <text:p text:style-name="Standard"><text:s text:c="5"/>sudo dpkg --configure -a</text:p>
      <text:p text:style-name="Standard"><text:soft-page-break/><text:s text:c="5"/>```</text:p>
      <text:p text:style-name="Standard"><text:s text:c="3"/>- And retry:</text:p>
      <text:p text:style-name="Standard"><text:s text:c="5"/>```bash</text:p>
      <text:p text:style-name="Standard"><text:s text:c="5"/>sudo apt update &amp;amp;&amp;amp; sudo apt upgrade -y</text:p>
      <text:p text:style-name="Standard"><text:s text:c="5"/>```</text:p>
      <text:p text:style-name="Standard"/>
      <text:p text:style-name="Standard">But again — only remove locks if you’re sure no updater is running. <text:s/></text:p>
      <text:p text:style-name="Standard"/>
      <text:p text:style-name="Standard">You can check quickly with:</text:p>
      <text:p text:style-name="Standard">```bash</text:p>
      <text:p text:style-name="Standard">sudo lsof /var/lib/dpkg/lock-frontend</text:p>
      <text:p text:style-name="Standard">```</text:p>
      <text:p text:style-name="Standard">If nothing shows up, you’re clear to proceed.</text:p>
      <text:p text:style-name="Standard"/>
      <text:p text:style-name="Standard">Want me to walk you through how to check if it’s just the unattended-upgrade service?&lt;/div&gt;&lt;/pre&gt;&lt;pre class="message"&gt;&lt;div class="author"&gt;user&lt;/div&gt;&lt;div&gt;well, it's being held up by the same process&lt;/div&gt;&lt;/pre&gt;&lt;pre class="message"&gt;&lt;div class="author"&gt;ChatGPT&lt;/div&gt;&lt;div&gt;Got it — that confirms it’s just **Ubuntu’s own auto-updater** doing its thing. 👍 <text:s/></text:p>
      <text:p text:style-name="Standard"/>
      <text:p text:style-name="Standard">That service (`unattended-upgrade` or `apt.systemd.daily`) kicks in soon after boot if the box hasn’t been updated in a while. It can take **10–20 minutes** on a long-idle system, especially if it’s downloading new kernel packages.</text:p>
      <text:p text:style-name="Standard"/>
      <text:p text:style-name="Standard">Here’s the best low-risk way forward:</text:p>
      <text:p text:style-name="Standard"/>
      <text:p text:style-name="Standard">---</text:p>
      <text:p text:style-name="Standard"/>
      <text:p text:style-name="Standard">### 🧩 Option 1 — Wait it out (recommended)</text:p>
      <text:p text:style-name="Standard">Just let it finish. You can watch it with:</text:p>
      <text:p text:style-name="Standard">```bash</text:p>
      <text:p text:style-name="Standard">sudo tail -f /var/log/dpkg.log</text:p>
      <text:p text:style-name="Standard">```</text:p>
      <text:p text:style-name="Standard">When it stops scrolling and returns control, the updater is done. <text:s/></text:p>
      <text:p text:style-name="Standard">Then run:</text:p>
      <text:p text:style-name="Standard">```bash</text:p>
      <text:p text:style-name="Standard">sudo apt update &amp;amp;&amp;amp; sudo apt upgrade -y</text:p>
      <text:p text:style-name="Standard">```</text:p>
      <text:p text:style-name="Standard"/>
      <text:p text:style-name="Standard">---</text:p>
      <text:p text:style-name="Standard"/>
      <text:p text:style-name="Standard">### ⚙️ Option 2 — Gracefully stop the service (if it’s been &amp;gt;30 min)</text:p>
      <text:p text:style-name="Standard">You can gently stop it like this:</text:p>
      <text:p text:style-name="Standard">```bash</text:p>
      <text:p text:style-name="Standard">sudo systemctl stop apt-daily.service</text:p>
      <text:p text:style-name="Standard">sudo systemctl stop apt-daily-upgrade.service</text:p>
      <text:p text:style-name="Standard">sudo systemctl stop unattended-upgrades.service</text:p>
      <text:p text:style-name="Standard">```</text:p>
      <text:p text:style-name="Standard">Then remove the lock and resume manually:</text:p>
      <text:p text:style-name="Standard"><text:soft-page-break/>```bash</text:p>
      <text:p text:style-name="Standard">sudo rm /var/lib/dpkg/lock-frontend</text:p>
      <text:p text:style-name="Standard">sudo rm /var/cache/apt/archives/lock</text:p>
      <text:p text:style-name="Standard">sudo dpkg --configure -a</text:p>
      <text:p text:style-name="Standard">sudo apt update &amp;amp;&amp;amp; sudo apt upgrade -y</text:p>
      <text:p text:style-name="Standard">```</text:p>
      <text:p text:style-name="Standard"/>
      <text:p text:style-name="Standard">---</text:p>
      <text:p text:style-name="Standard"/>
      <text:p text:style-name="Standard">**Key tip:** don’t kill the process outright with `kill -9`; stopping the service is cleaner and avoids leaving half-installed packages.</text:p>
      <text:p text:style-name="Standard"/>
      <text:p text:style-name="Standard">Once the update finishes and you reboot, the Fantom setup will be a lot smoother — fresh kernel, latest ALSA, PipeWire, and USB stacks. <text:s/></text:p>
      <text:p text:style-name="Standard"/>
      <text:p text:style-name="Standard">Want me to show you a one-liner that watches and automatically reruns `apt upgrade` when the lock clears?&lt;/div&gt;&lt;/pre&gt;&lt;pre class="message"&gt;&lt;div class="author"&gt;user&lt;/div&gt;&lt;div&gt;can we do anything while this is happening?&lt;/div&gt;&lt;/pre&gt;&lt;pre class="message"&gt;&lt;div class="author"&gt;ChatGPT&lt;/div&gt;&lt;div&gt;Yep — we can still get productive while Ubuntu chews through its updates. 🧠 <text:s/></text:p>
      <text:p text:style-name="Standard"/>
      <text:p text:style-name="Standard">The lock only blocks **package management** (`apt`, `dpkg`, `snap install`, etc.), not everything else. So while it’s busy, you can safely: <text:s/></text:p>
      <text:p text:style-name="Standard"/>
      <text:p text:style-name="Standard">---</text:p>
      <text:p text:style-name="Standard"/>
      <text:p text:style-name="Standard">### 🔍 **Inspect system + devices**</text:p>
      <text:p text:style-name="Standard">Let’s see if the Fantom is already visible at the USB layer (this doesn’t touch the package system):</text:p>
      <text:p text:style-name="Standard">```bash</text:p>
      <text:p text:style-name="Standard">lsusb | grep -i roland</text:p>
      <text:p text:style-name="Standard">```</text:p>
      <text:p text:style-name="Standard">If it shows something like `Roland Corp. FANTOM-8`, we know the hardware handshake is good. <text:s/></text:p>
      <text:p text:style-name="Standard"/>
      <text:p text:style-name="Standard">You can also peek at:</text:p>
      <text:p text:style-name="Standard">```bash</text:p>
      <text:p text:style-name="Standard">dmesg | grep -i roland</text:p>
      <text:p text:style-name="Standard">```</text:p>
      <text:p text:style-name="Standard">to see any live kernel messages about the device.</text:p>
      <text:p text:style-name="Standard"/>
      <text:p text:style-name="Standard">---</text:p>
      <text:p text:style-name="Standard"/>
      <text:p text:style-name="Standard">### ⚙️ **Gather system info**</text:p>
      <text:p text:style-name="Standard">We can prep the environment while we wait:</text:p>
      <text:p text:style-name="Standard">```bash</text:p>
      <text:p text:style-name="Standard">inxi -A <text:s/># audio</text:p>
      <text:p text:style-name="Standard">inxi -M <text:s/># machine details</text:p>
      <text:p text:style-name="Standard">inxi -S <text:s/># system summary</text:p>
      <text:p text:style-name="Standard">```</text:p>
      <text:p text:style-name="Standard">If `inxi` isn’t installed, that’s fine — we’ll add it after the lock clears.</text:p>
      <text:p text:style-name="Standard"><text:soft-page-break/></text:p>
      <text:p text:style-name="Standard">---</text:p>
      <text:p text:style-name="Standard"/>
      <text:p text:style-name="Standard">### 🧭 **Plan next steps**</text:p>
      <text:p text:style-name="Standard">Once updates finish, here’s the roadmap I’d have ready: <text:s/></text:p>
      <text:p text:style-name="Standard">1. **Confirm USB detection** → `lsusb`, `aplay -l`, `aconnect -i -o` <text:s/></text:p>
      <text:p text:style-name="Standard">2. **Enable low-latency audio** → optional `linux-lowlatency` kernel or JACK/PipeWire tuning <text:s/></text:p>
      <text:p text:style-name="Standard">3. **Set default audio interface** → through `pavucontrol` or `pw-metadata` <text:s/></text:p>
      <text:p text:style-name="Standard">4. **MIDI routing test** → send a note-on/off to verify handshake <text:s/></text:p>
      <text:p text:style-name="Standard"/>
      <text:p text:style-name="Standard">---</text:p>
      <text:p text:style-name="Standard"/>
      <text:p text:style-name="Standard">If you want, I can keep us busy right now by writing a *“post-update Fantom setup checklist”* — a ready-to-run sequence for once the system finishes updating. Want me to do that?&lt;/div&gt;&lt;/pre&gt;&lt;pre class="message"&gt;&lt;div class="author"&gt;user&lt;/div&gt;&lt;div&gt;so, power up fantom and plug usb in&lt;/div&gt;&lt;/pre&gt;&lt;pre class="message"&gt;&lt;div class="author"&gt;ChatGPT&lt;/div&gt;&lt;div&gt;Yep — go ahead and do that now. ✅ <text:s/></text:p>
      <text:p text:style-name="Standard"/>
      <text:p text:style-name="Standard">Even while Ubuntu’s still updating, it’s perfectly safe to: <text:s/></text:p>
      <text:p text:style-name="Standard">1. **Power on** the Fantom, <text:s/></text:p>
      <text:p text:style-name="Standard">2. **Plug the USB cable** directly into a main motherboard port (not a hub), and <text:s/></text:p>
      <text:p text:style-name="Standard">3. **Wait a few seconds** for the system to register it. <text:s/></text:p>
      <text:p text:style-name="Standard"/>
      <text:p text:style-name="Standard">Then in the terminal, check what the kernel sees: <text:s/></text:p>
      <text:p text:style-name="Standard">```bash</text:p>
      <text:p text:style-name="Standard">lsusb | grep -i roland</text:p>
      <text:p text:style-name="Standard">```</text:p>
      <text:p text:style-name="Standard">If you want a deeper look: <text:s/></text:p>
      <text:p text:style-name="Standard">```bash</text:p>
      <text:p text:style-name="Standard">dmesg | tail -n 30</text:p>
      <text:p text:style-name="Standard">```</text:p>
      <text:p text:style-name="Standard">That’ll show the most recent system messages — you should see lines like:</text:p>
      <text:p text:style-name="Standard">```</text:p>
      <text:p text:style-name="Standard">[ <text:s/>257.422157] usb 1-3: new high-speed USB device number 6 using xhci_hcd</text:p>
      <text:p text:style-name="Standard">[ <text:s/>257.572825] usb 1-3: Manufacturer: Roland Corporation</text:p>
      <text:p text:style-name="Standard">[ <text:s/>257.572832] usb 1-3: Product: FANTOM-8</text:p>
      <text:p text:style-name="Standard">```</text:p>
      <text:p text:style-name="Standard"/>
      <text:p text:style-name="Standard">If you see those, we’ll know the Fantom handshake worked at the USB layer, even before the full update finishes. <text:s/></text:p>
      <text:p text:style-name="Standard"/>
      <text:p text:style-name="Standard">What do you see in the `lsusb` or `dmesg` output?&lt;/div&gt;&lt;/pre&gt;&lt;pre class="message"&gt;&lt;div class="author"&gt;user&lt;/div&gt;&lt;div&gt;Bus 001 Device 005: ID 0582:0220 Roland Corp. FANTOM-6 7 8&lt;/div&gt;&lt;/pre&gt;&lt;pre class="message"&gt;&lt;div class="author"&gt;ChatGPT&lt;/div&gt;&lt;div&gt;Perfect. 🟢 <text:s/></text:p>
      <text:p text:style-name="Standard"/>
      <text:p text:style-name="Standard">That means the **USB handshake is solid** — Ubuntu sees the Fantom hardware and the kernel’s generic USB-audio driver already recognizes it as a **Roland device (ID 0582:0220)**. <text:s/></text:p>
      <text:p text:style-name="Standard"/>
      <text:p text:style-name="Standard">Here’s what that tells us: <text:s/></text:p>
      <text:p text:style-name="Standard"><text:soft-page-break/>- ✅ The USB connection is good (no hub issues). <text:s/></text:p>
      <text:p text:style-name="Standard">- ✅ The kernel knows it’s a Fantom and has enumerated it. <text:s/></text:p>
      <text:p text:style-name="Standard">- ⏳ We just need to wait until the updates finish before configuring audio/MIDI routing or installing optional low-latency packages.</text:p>
      <text:p text:style-name="Standard"/>
      <text:p text:style-name="Standard">Once Ubuntu’s done updating and you’ve rebooted, our next moves will be:</text:p>
      <text:p text:style-name="Standard"/>
      <text:p text:style-name="Standard">1. **Verify audio output:** <text:s/></text:p>
      <text:p text:style-name="Standard"><text:s text:c="3"/>```bash</text:p>
      <text:p text:style-name="Standard"><text:s text:c="3"/>aplay -l</text:p>
      <text:p text:style-name="Standard"><text:s text:c="3"/>```</text:p>
      <text:p text:style-name="Standard"><text:s text:c="3"/>You should see something like `card X: FANTOM, device 0`.</text:p>
      <text:p text:style-name="Standard"/>
      <text:p text:style-name="Standard">2. **Verify MIDI ports:** <text:s/></text:p>
      <text:p text:style-name="Standard"><text:s text:c="3"/>```bash</text:p>
      <text:p text:style-name="Standard"><text:s text:c="3"/>aconnect -i -o</text:p>
      <text:p text:style-name="Standard"><text:s text:c="3"/>```</text:p>
      <text:p text:style-name="Standard"/>
      <text:p text:style-name="Standard">3. **Open `pavucontrol`** (PulseAudio Volume Control) or the **Sound Settings** in GNOME, and confirm the Fantom appears as an input/output device.</text:p>
      <text:p text:style-name="Standard"/>
      <text:p text:style-name="Standard">At that point we can decide how you want to use it — <text:s/></text:p>
      <text:p text:style-name="Standard">- *as an audio interface* (record/play through it), <text:s/></text:p>
      <text:p text:style-name="Standard">- *as a MIDI controller* (route to a DAW or synth), or <text:s/></text:p>
      <text:p text:style-name="Standard">- *both.*</text:p>
      <text:p text:style-name="Standard"/>
      <text:p text:style-name="Standard">While updates run, want me to prep a short cheat-sheet on configuring **PipeWire + ALSA** for dual audio/MIDI use once the reboot’s done?&lt;/div&gt;&lt;/pre&gt;&lt;pre class="message"&gt;&lt;div class="author"&gt;user&lt;/div&gt;&lt;div&gt;ok, go bar?&lt;/div&gt;&lt;/pre&gt;&lt;pre class="message"&gt;&lt;div class="author"&gt;ChatGPT&lt;/div&gt;&lt;div&gt;Yep — perfect time for a bar run. 🍺 <text:s/></text:p>
      <text:p text:style-name="Standard"/>
      <text:p text:style-name="Standard">Let Ubuntu grind through its updates while you’re out. When you get back: <text:s/></text:p>
      <text:p text:style-name="Standard">1. Reboot if it prompts you (`sudo reboot` if not automatic). <text:s/></text:p>
      <text:p text:style-name="Standard">2. Plug the Fantom back in (you can leave it on). <text:s/></text:p>
      <text:p text:style-name="Standard">3. Run: <text:s/></text:p>
      <text:p text:style-name="Standard"><text:s text:c="3"/>```bash</text:p>
      <text:p text:style-name="Standard"><text:s text:c="3"/>aplay -l</text:p>
      <text:p text:style-name="Standard"><text:s text:c="3"/>aconnect -i -o</text:p>
      <text:p text:style-name="Standard"><text:s text:c="3"/>```</text:p>
      <text:p text:style-name="Standard"><text:s text:c="3"/>…and we’ll finish the setup from there.</text:p>
      <text:p text:style-name="Standard"/>
      <text:p text:style-name="Standard">By the time you return, you’ll have a fully patched, Fantom-ready Ubuntu box waiting. <text:s/></text:p>
      <text:p text:style-name="Standard">Enjoy the break — I’ll be here when you’re back.&lt;/div&gt;&lt;/pre&gt;&lt;pre class="message"&gt;&lt;div class="author"&gt;user&lt;/div&gt;&lt;div&gt;randy marsh the situation for me there Hal&lt;/div&gt;&lt;/pre&gt;&lt;pre class="message"&gt;&lt;div class="author"&gt;ChatGPT&lt;/div&gt;&lt;div&gt;😂 Alright, full **Randy Marsh mode** engaged — straight talk, beer-logic clarity: <text:s/></text:p>
      <text:p text:style-name="Standard"/>
      <text:p text:style-name="Standard">So here’s what’s going on, buddy — your **Ubuntu box hasn’t been turned on since the Obama administration**, and it’s now trying to download half the internet to catch up. Meanwhile, the <text:soft-page-break/>**Fantom** is sitting there like, *“Bro, I’m ready to jam,”* but Ubuntu’s like, *“Hang on, I’m rebuilding the universe.”* <text:s/></text:p>
      <text:p text:style-name="Standard"/>
      <text:p text:style-name="Standard">The good news? You did the right thing — you plugged it straight in, and the kernel’s like, *“Oh yeah, Roland Corp, got it, nice synth.”* So the physical layer’s solid. <text:s/></text:p>
      <text:p text:style-name="Standard"/>
      <text:p text:style-name="Standard">Right now we’re just waiting on the update gremlins to finish doing their thing in `/var/lib/dpkg/lock-frontend`. Once that’s done and we reboot, it’s showtime — Fantom will appear as both a **sound card** and a **MIDI device**, and we’ll have your whole signal chain flowing smoother than a Coors Light commercial. <text:s/></text:p>
      <text:p text:style-name="Standard"/>
      <text:p text:style-name="Standard">So yeah — go hit the bar, let the Linux gods do their rites, and when you come back, we’ll turn that box into a Roland-driven workstation that *sings*.&lt;/div&gt;&lt;/pre&gt;&lt;pre class="message"&gt;&lt;div class="author"&gt;user&lt;/div&gt;&lt;div&gt;ok, i got the command line on the update window&lt;/div&gt;&lt;/pre&gt;&lt;pre class="message"&gt;&lt;div class="author"&gt;ChatGPT&lt;/div&gt;&lt;div&gt;Perfect timing, Randy. 😎 <text:s/></text:p>
      <text:p text:style-name="Standard"/>
      <text:p text:style-name="Standard">That means Ubuntu finally handed you the keys back — no more “held by process 1234 nonsense.” The update window’s command line means it’s either: <text:s/></text:p>
      <text:p text:style-name="Standard">- asking you to **confirm something** (like a new kernel or config file), or <text:s/></text:p>
      <text:p text:style-name="Standard">- showing **progress and waiting for input** (like “Restart services automatically?” or “Keep old version of config file?”). <text:s/></text:p>
      <text:p text:style-name="Standard"/>
      <text:p text:style-name="Standard">Here’s how to handle it, Marsh-style: <text:s/></text:p>
      <text:p text:style-name="Standard"/>
      <text:p text:style-name="Standard">---</text:p>
      <text:p text:style-name="Standard"/>
      <text:p text:style-name="Standard">### 💪 Step-by-Step</text:p>
      <text:p text:style-name="Standard">1. **Read the top few lines carefully.** <text:s/></text:p>
      <text:p text:style-name="Standard"><text:s text:c="3"/>If it says anything like: <text:s/></text:p>
      <text:p text:style-name="Standard"><text:s text:c="3"/>```</text:p>
      <text:p text:style-name="Standard"><text:s text:c="3"/>Configuration file '/etc/whatever.conf'</text:p>
      <text:p text:style-name="Standard"><text:s text:c="3"/>==&amp;gt; Modified (by you or a script) ...</text:p>
      <text:p text:style-name="Standard"><text:s text:c="3"/>What do you want to do?</text:p>
      <text:p text:style-name="Standard"><text:s text:c="3"/>```</text:p>
      <text:p text:style-name="Standard"><text:s text:c="3"/>→ Hit **Enter** to accept the default (`keep the local version`), unless you’ve manually edited configs before (you probably haven’t).</text:p>
      <text:p text:style-name="Standard"/>
      <text:p text:style-name="Standard">2. If it says: <text:s/></text:p>
      <text:p text:style-name="Standard"><text:s text:c="3"/>```</text:p>
      <text:p text:style-name="Standard"><text:s text:c="3"/>Restart services automatically without asking?</text:p>
      <text:p text:style-name="Standard"><text:s text:c="3"/>```</text:p>
      <text:p text:style-name="Standard"><text:s text:c="3"/>→ Choose **Yes**. That keeps the pipeline flowing.</text:p>
      <text:p text:style-name="Standard"/>
      <text:p text:style-name="Standard">3. When it’s back to a blinking cursor with no activity, you’re done. Run:</text:p>
      <text:p text:style-name="Standard"><text:s text:c="3"/>```bash</text:p>
      <text:p text:style-name="Standard"><text:s text:c="3"/>sudo reboot</text:p>
      <text:p text:style-name="Standard"><text:s text:c="3"/>```</text:p>
      <text:p text:style-name="Standard"><text:s text:c="3"/>to flush the new kernel and updates into memory.</text:p>
      <text:p text:style-name="Standard"/>
      <text:p text:style-name="Standard"><text:soft-page-break/>---</text:p>
      <text:p text:style-name="Standard"/>
      <text:p text:style-name="Standard">After reboot, we’ll test Fantom detection and routing (`aplay -l` + `aconnect -i -o`) and you’ll be back in the musical multiverse. <text:s/></text:p>
      <text:p text:style-name="Standard"/>
      <text:p text:style-name="Standard">What’s the exact line or question you see on the update screen right now? I’ll tell you the safe key to press.&lt;/div&gt;&lt;/pre&gt;&lt;pre class="message"&gt;&lt;div class="author"&gt;user&lt;/div&gt;&lt;div&gt;just the prompt&lt;/div&gt;&lt;/pre&gt;&lt;pre class="message"&gt;&lt;div class="author"&gt;ChatGPT&lt;/div&gt;&lt;div&gt;Beautiful — that means the ritual’s complete. 🧙‍♂️ <text:s/></text:p>
      <text:p text:style-name="Standard"/>
      <text:p text:style-name="Standard">If it’s just sitting at your shell prompt (something like `yourname@ubuntu:~$`), then all the updates and background tasks have finished cleanly. <text:s/></text:p>
      <text:p text:style-name="Standard"/>
      <text:p text:style-name="Standard">Here’s what to do next, step by step: <text:s/></text:p>
      <text:p text:style-name="Standard"/>
      <text:p text:style-name="Standard">---</text:p>
      <text:p text:style-name="Standard"/>
      <text:p text:style-name="Standard">### ✅ 1. Reboot clean</text:p>
      <text:p text:style-name="Standard">```bash</text:p>
      <text:p text:style-name="Standard">sudo reboot</text:p>
      <text:p text:style-name="Standard">```</text:p>
      <text:p text:style-name="Standard">Let the system restart completely — that loads the new kernel and refreshes the audio subsystem.</text:p>
      <text:p text:style-name="Standard"/>
      <text:p text:style-name="Standard">---</text:p>
      <text:p text:style-name="Standard"/>
      <text:p text:style-name="Standard">### 🎹 2. After reboot, plug in/power on the Fantom <text:s/></text:p>
      <text:p text:style-name="Standard">(If it’s already plugged in, that’s fine.)</text:p>
      <text:p text:style-name="Standard"/>
      <text:p text:style-name="Standard">---</text:p>
      <text:p text:style-name="Standard"/>
      <text:p text:style-name="Standard">### 🔍 3. Check recognition</text:p>
      <text:p text:style-name="Standard">Run these three commands:</text:p>
      <text:p text:style-name="Standard">```bash</text:p>
      <text:p text:style-name="Standard">lsusb | grep -i roland</text:p>
      <text:p text:style-name="Standard">aplay -l</text:p>
      <text:p text:style-name="Standard">aconnect -i -o</text:p>
      <text:p text:style-name="Standard">```</text:p>
      <text:p text:style-name="Standard"/>
      <text:p text:style-name="Standard">---</text:p>
      <text:p text:style-name="Standard"/>
      <text:p text:style-name="Standard">Once you post what you see, I’ll tell you exactly what’s live — audio interface, MIDI ports, both — and how to route them through **PipeWire/PulseAudio** or **JACK** depending on what you want to do next (playback, recording, or MIDI sequencing). <text:s/></text:p>
      <text:p text:style-name="Standard"/>
      <text:p text:style-name="Standard">So go ahead: reboot and we’ll check the readout when you’re back.&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3:35.553445026</meta:creation-date>
    <dc:date>2025-11-14T21:43:49.829174567</dc:date>
    <meta:editing-duration>PT15S</meta:editing-duration>
    <meta:editing-cycles>1</meta:editing-cycles>
    <meta:document-statistic meta:table-count="0" meta:image-count="0" meta:object-count="0" meta:page-count="10" meta:paragraph-count="294" meta:word-count="2731" meta:character-count="18546" meta:non-whitespace-character-count="15709"/>
    <meta:generator>LibreOffice/24.2.7.2$Linux_X86_64 LibreOffice_project/420$Build-2</meta:generator>
  </office:meta>
</office:document-meta>
</file>